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100000207A5A0D37FB912E554.png" manifest:media-type="image/png"/>
  <manifest:file-entry manifest:full-path="Pictures/10000000000001E50000017A66D6F675C1DA16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bcc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text-properties fo:font-size="14pt"/>
    </style:style>
    <style:style style:name="P3" style:family="paragraph">
      <loext:graphic-properties draw:fill="solid" draw:fill-color="#dddddd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/>
    </style:style>
    <style:style style:name="P6" style:family="paragraph">
      <loext:graphic-properties draw:fill="solid" draw:fill-color="#fffbcc"/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11.548cm" svg:height="9cm" svg:x="1cm" svg:y="1.1cm">
          <draw:image xlink:href="Pictures/10000000000001E50000017A66D6F675C1DA16C7.png" xlink:type="simple" xlink:show="embed" xlink:actuate="onLoad">
            <text:p/>
          </draw:image>
        </draw:frame>
        <draw:frame draw:style-name="gr2" draw:text-style-name="P3" draw:layer="layout" svg:width="5.248cm" svg:height="0.806cm" svg:x="2.8cm" svg:y="1.2cm">
          <draw:text-box>
            <text:p text:style-name="P2">Kallarackal et al 2013</text:p>
          </draw:text-box>
        </draw:frame>
        <draw:frame draw:style-name="gr3" draw:text-style-name="P4" draw:layer="layout" svg:width="15.4cm" svg:height="11.6cm" svg:x="13.1cm" svg:y="1.3cm">
          <draw:image xlink:href="Pictures/10000000000002B100000207A5A0D37FB912E554.png" xlink:type="simple" xlink:show="embed" xlink:actuate="onLoad">
            <text:p/>
          </draw:image>
        </draw:frame>
        <draw:frame draw:style-name="gr2" draw:text-style-name="P3" draw:layer="layout" svg:width="4.583cm" svg:height="0.806cm" svg:x="16cm" svg:y="0.8cm">
          <draw:text-box>
            <text:p text:style-name="P2">Meinzer et al 2005</text:p>
          </draw:text-box>
        </draw:frame>
        <draw:frame draw:style-name="gr4" draw:text-style-name="P6" draw:layer="layout" svg:width="2.509cm" svg:height="0.806cm" svg:x="20.791cm" svg:y="3cm">
          <draw:text-box>
            <text:p text:style-name="P5">Conifers</text:p>
          </draw:text-box>
        </draw:frame>
        <draw:frame draw:style-name="gr4" draw:text-style-name="P6" draw:layer="layout" svg:width="3.66cm" svg:height="0.806cm" svg:x="20.34cm" svg:y="8cm">
          <draw:text-box>
            <text:p text:style-name="P5">Angiosper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 Poyatos</meta:initial-creator>
    <meta:creation-date>2018-04-23T15:02:54.197354676</meta:creation-date>
    <dc:date>2018-04-23T15:09:11.557927181</dc:date>
    <dc:creator>Rafa Poyatos</dc:creator>
    <meta:editing-duration>PT6M17S</meta:editing-duration>
    <meta:editing-cycles>1</meta:editing-cycles>
    <meta:document-statistic meta:object-count="6"/>
    <meta:generator>LibreOffice/5.4.6.2$Linux_X86_64 LibreOffice_project/40m0$Build-2</meta:generator>
  </office:meta>
</office:document-meta>
</file>